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21-03-30T18:23:05.182616697</dc:date><text:p>HTML: &lt;meta name="changedby" content="Etherpad"&gt;</text:p></office:annotation> Reprise de l'exercice sur West, en réécriture de requête<text:line-break/><text:line-break/>K = (F,R)<text:line-break/><text:line-break/>R :<text:line-break/><text:line-break/>    R1 : Américain(x), Vend(x, y, z), Arme(y), PaysHostile(z) →  Criminel(x)<text:line-break/><text:line-break/>    R2 : Ennemi(x,Amérique) →  PaysHostile(x)<text:line-break/><text:line-break/>    R3 : Possede(Nono, y), Missile(y) → Vend(West, y, Nono)<text:line-break/><text:line-break/>    R4 : Missile(x) →  Arme(x)<text:line-break/>    <text:line-break/>F : <text:line-break/><text:line-break/>    Possède(Nono,M1)<text:line-break/><text:line-break/>    Missile(M1)<text:line-break/><text:line-break/>    Ennemi(Nono, Amérique)<text:line-break/><text:line-break/>    Américain(West)<text:line-break/>    <text:line-break/>On va réécrire la requête  q0(x) = Criminel(x). Ensuite, pour trouver les réponses à q0 sur K, on va chercher les réponses à la requête réécrite sur F<text:line-break/><text:line-break/>---<text:line-break/>Algorithme de réécriture de requête<text:line-break/><text:span text:style-name="Strong_20_Emphasis">Réécrire(q,R)</text:span> // retourne l'ensemble des réécritures de q avec R<text:line-break/>Début<text:line-break/>Résultat = Ø // va contenir l'ensemble des réécritures de q (y compris q)<text:line-break/>AExplorer = {q} // contient l'ensemble des réécritures pas encore explorées<text:line-break/><text:span text:style-name="Strong_20_Emphasis">TQ</text:span> AExplorer n'est pas vide</text:p>
      <text:list xml:id="list8231856602194278931" text:style-name="L1">
        <text:list-item>
          <text:p text:style-name="P3">Retirer qi de AExplorer</text:p>
        </text:list-item>
        <text:list-item>
          <text:p text:style-name="P3">Ajouter qi à Résultat </text:p>
        </text:list-item>
        <text:list-item>
          <text:p text:style-name="P3">Pour toute règle Rj de R </text:p>
        </text:list-item>
        <text:list-item>
          <text:p text:style-name="P3">    Pour tout unificateur u entre tête(Rj) et un atome de qi</text:p>
          <text:list>
            <text:list-item>
              <text:p text:style-name="P3">    Calculer qk la réécriture directe de qi avec Rj et u</text:p>
            </text:list-item>
            <text:list-item>
              <text:p text:style-name="P3">    Ajouter qk à AExplorer s'il n'est pas déjà dans AExplorer ou dans Résultat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  ("à un renommage bijectif des variables près" 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                                = "à un isomorphisme près")</text:p>
          <text:list>
            <text:list-item>
              <text:p text:style-name="P2">FinPour</text:p>
            </text:list-item>
          </text:list>
        </text:list-item>
      </text:list>
      <text:p text:style-name="Text_20_body">    FinPour<text:line-break/><text:span text:style-name="Strong_20_Emphasis">FinTQ</text:span>    <text:line-break/>Retourner Résultat<text:line-break/><text:span text:style-name="Strong_20_Emphasis">Fin</text:span><text:line-break/><text:line-break/>Application à q(x) : Criminel(x')<text:line-break/> R1 : Américain(x'), Vend(x', y', z'), Arme(y'), PaysHostile(z') →  <text:span text:style-name="Strong_20_Emphasis">Criminel(x')</text:span><text:line-break/> R2 : Ennemi(x',Amérique) →  PaysHostile(x')<text:line-break/> R3 : <text:span text:style-name="Strong_20_Emphasis">Possede(Nono, y'), Missile(y')</text:span> → Vend(West, y', Nono)<text:line-break/> R4 : Missile(x') →  Arme(x')<text:line-break/> <text:line-break/> <text:span text:style-name="Strong_20_Emphasis">1) [Premier tour du TQ]</text:span><text:line-break/> AExplorer = {q}<text:line-break/> Résultat = Ø<text:line-break/> <text:line-break/> q1 = réécriture directe de q avec R1 et u : x' --&gt; x<text:line-break/> [On va supposer qu'on met des "prime" dans la règle si besoin<text:line-break/> <text:span text:style-name="Strong_20_Emphasis">q1(x) : Américain(x), Vend(x, y, z), Arme(y), PaysHostile(z)</text:span> <text:line-break/> <text:line-break/> Resultat = {q}<text:line-break/> AExplorer = {q1}<text:line-break/> <text:line-break/> <text:span text:style-name="Strong_20_Emphasis">2) [Deuxième tour du TQ]</text:span><text:line-break/> // on explore q1<text:line-break/> AExplorer = {}<text:line-break/> Résultat = {q1}<text:line-break/> <text:line-break/> q2 = réécriture directe de q1 avec R3 et u : x --&gt; West, y' --&gt; y z --&gt; Nono<text:line-break/><text:span text:style-name="Strong_20_Emphasis"> q2(x) : Possede(Nono, y), Missile(y), Americain(West), Arme(y), PaysHostile(Nono)</text:span><text:line-break/>  <text:line-break/>q3 = réécriture directe de q1 avec R4 avec u : x' --&gt; y<text:line-break/><text:span text:style-name="Strong_20_Emphasis">q3(x) = Americain(x), Vend(x,y,z), Missile(y), PaysHostile(z)</text:span><text:line-break/><text:line-break/>q4 = réécriture directe de q1 avec R2 et u [x' -&gt; z]<text:line-break/>q4(x) : Américain(x), Vend(x, y, z), Arme(y),Ennemi(z,Amérique)<text:line-break/><text:line-break/>AExplorer = {q2,q3,q4}<text:line-break/><text:line-break/> 3<text:span text:style-name="Strong_20_Emphasis">) [Troisième tour du TQ]</text:span><text:line-break/> // on explore q2<text:line-break/> AExplorer = {q3,q4}<text:line-break/> Résultat = {q1,q2}<text:line-break/> <text:line-break/> q5 = réécriture directe de q2 avec R4<text:line-break/> avec u[y' --&gt; y]<text:line-break/> q5(x)=Americain(West), Possede(Nono, y), Missile(y), PaysHostile(Nono)<text:line-break/> <text:line-break/> q6 = réécriture directe de q2 avec R2<text:line-break/>avec u[x' -&gt; Nono]<text:line-break/>q6(x)=Americain(West), Possede(Nono,y), Missile(y), Arme(y),Ennemi(Nono, Amérique)<text:line-break/><text:line-break/>C'est fini pour q2<text:line-break/>AExplorer = {q3,q4,q5,q6}<text:line-break/><text:line-break/>4<text:span text:style-name="Strong_20_Emphasis">) [Quatrième tour du TQ]</text:span><text:line-break/><text:line-break/>// on explore q3<text:line-break/>AExplorer = {q4, q5,q6}<text:line-break/>Résultat = {q1,q2,q3}<text:line-break/><text:line-break/> <text:line-break/>q7 = réécriture directe de q3 avec R3 avec <text:span text:style-name="Strong_20_Emphasis">u : x --&gt; West, y' --&gt; y z --&gt; Nono</text:span><text:line-break/> <text:line-break/> q7(x) = Americain(West), Possede(Nono, y), Missile(y), <text:span text:style-name="T1">Missile(y)</text:span>, PaysHostile(Nono)<text:line-break/> <text:line-break/> <text:line-break/> On a 1 autre réécriture de q3 avec R2<text:line-break/> <text:line-break/> q8 = réécriture directe de q3 avec R2 et u : x' --&gt; z<text:line-break/> q8(x) = <text:span text:style-name="Strong_20_Emphasis">Americain(x), Vend(x,y,z), Missile(y), Ennemi(z,Amerique)</text:span><text:line-break/> <text:line-break/> <text:line-break/> C'est fini pour q3<text:line-break/> AExplorer = {q4, q5,q6,q7,q8}<text:line-break/> <text:line-break/><text:line-break/><text:span text:style-name="Strong_20_Emphasis">A continuer ... </text:span><text:line-break/> <text:line-break/>Penser à vérifier avant d'insérer une réécriture dans Résultat ou dans AExplorer qu'on ne l'a pas déjà (la même requête ou une requête qui s'obtient en renommant bijectivement les variables)<text:line-break/><text:line-break/>---- la suite à vos risques et périls -----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a3d512f2557dfc60e86494f46e3461203b374bc</dc:title>
    <meta:initial-creator>Etherpad</meta:initial-creator>
    <dc:creator>Etherpad</dc:creator>
    <meta:document-statistic meta:table-count="0" meta:image-count="0" meta:object-count="0" meta:page-count="1" meta:paragraph-count="11" meta:word-count="561" meta:character-count="3467" meta:non-whitespace-character-count="2717"/>
    <meta:generator>LibreOffice/5.1.6.2$Linux_X86_64 LibreOffice_project/10m0$Build-2</meta:generator>
    <meta:user-defined meta:name=""/>
  </office:meta>
</office:document-meta>
</file>